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4">
      <style:paragraph-properties fo:margin-top="0cm" fo:margin-bottom="0cm"/>
    </style:style>
    <style:style style:name="P15" style:family="paragraph" style:parent-style-name="Text_20_body" style:list-style-name="L5">
      <style:paragraph-properties fo:margin-top="0cm" fo:margin-bottom="0cm"/>
    </style:style>
    <style:style style:name="P16" style:family="paragraph" style:parent-style-name="Text_20_body" style:list-style-name="L6">
      <style:paragraph-properties fo:margin-top="0cm" fo:margin-bottom="0cm"/>
    </style:style>
    <style:style style:name="P17" style:family="paragraph" style:parent-style-name="Text_20_body" style:list-style-name="L7">
      <style:paragraph-properties fo:margin-top="0cm" fo:margin-bottom="0cm"/>
    </style:style>
    <style:style style:name="P18" style:family="paragraph" style:parent-style-name="Text_20_body" style:list-style-name="L8">
      <style:paragraph-properties fo:margin-top="0cm" fo:margin-bottom="0cm"/>
    </style:style>
    <style:style style:name="P19" style:family="paragraph" style:parent-style-name="Text_20_body" style:list-style-name="L9">
      <style:paragraph-properties fo:margin-top="0cm" fo:margin-bottom="0cm"/>
    </style:style>
    <style:style style:name="P20" style:family="paragraph" style:parent-style-name="Text_20_body" style:list-style-name="L10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Week 1: Homeostasis and The Endocrine System (Feb 25 - Mar 04) </text:h>
      <text:p text:style-name="Text_20_body"/>
      <text:list xml:id="list3075132970364581703" text:style-name="L1">
        <text:list-item>
          <text:p text:style-name="P11">Course Introduction </text:p>
        </text:list-item>
        <text:list-item>
          <text:p text:style-name="P11">Homeostasis - Homeostasis and Fluid Compartments </text:p>
        </text:list-item>
        <text:list-item>
          <text:p text:style-name="P11">Homeostasis - Regulation of Homeostasis </text:p>
        </text:list-item>
        <text:list-item>
          <text:p text:style-name="P11">Homeostasis - Transporters, Pumps, and Channels </text:p>
        </text:list-item>
        <text:list-item>
          <text:p text:style-name="P11">Homeostasis - Solute and Water Transport </text:p>
        </text:list-item>
        <text:list-item>
          <text:p text:style-name="P11">Endocrine System - Endocrine Concepts: Chemical Characteristics </text:p>
        </text:list-item>
        <text:list-item>
          <text:p text:style-name="P1">Endocrine System - Assessment and Pathology </text:p>
        </text:list-item>
      </text:list>
      <text:p text:style-name="Text_20_body"/>
      <text:h text:style-name="Heading_20_4" text:outline-level="4">Week 2: The Nervous System and Senses (Mar 4 - Mar 11)</text:h>
      <text:p text:style-name="Text_20_body"/>
      <text:list xml:id="list6185875619075524321" text:style-name="L2">
        <text:list-item>
          <text:p text:style-name="P12">Nervous System- Introduction &amp; Cell Types </text:p>
        </text:list-item>
        <text:list-item>
          <text:p text:style-name="P12">Nervous System- Membrane Potentials </text:p>
        </text:list-item>
        <text:list-item>
          <text:p text:style-name="P12">Nervous System- Action Potentials </text:p>
        </text:list-item>
        <text:list-item>
          <text:p text:style-name="P12">Nervous System- Synapses &amp; Communication </text:p>
        </text:list-item>
        <text:list-item>
          <text:p text:style-name="P12">Nervous System- Organization </text:p>
        </text:list-item>
        <text:list-item>
          <text:p text:style-name="P12">Senses- Introduction and Vision </text:p>
        </text:list-item>
        <text:list-item>
          <text:p text:style-name="P12">Senses- Hearing &amp; Vestibular System </text:p>
        </text:list-item>
        <text:list-item>
          <text:p text:style-name="P2">Senses- Chemical Senses </text:p>
        </text:list-item>
      </text:list>
      <text:p text:style-name="Text_20_body"/>
      <text:h text:style-name="Heading_20_4" text:outline-level="4">Week 3: The Somatic Nervous System and Muscle Types (Mar 11 - Mar 18) </text:h>
      <text:p text:style-name="Text_20_body"/>
      <text:list xml:id="list4556345306057194603" text:style-name="L3">
        <text:list-item>
          <text:p text:style-name="P13">Somatic NS- Introduction &amp; Structure </text:p>
        </text:list-item>
        <text:list-item>
          <text:p text:style-name="P13">Somatic NS- Control of Voluntary Movement </text:p>
        </text:list-item>
        <text:list-item>
          <text:p text:style-name="P13">Skeletal Muscle- Intro and Contraction </text:p>
        </text:list-item>
        <text:list-item>
          <text:p text:style-name="P13">Skeletal Muscle- Tension and Metabolism </text:p>
        </text:list-item>
        <text:list-item>
          <text:p text:style-name="P13">Smooth Muscle- Structure, Regulation &amp; Pacemakers </text:p>
        </text:list-item>
        <text:list-item>
          <text:p text:style-name="P3">Cardiac Muscle- Structure, E-C Coupling &amp; Force Generation </text:p>
        </text:list-item>
      </text:list>
      <text:p text:style-name="Text_20_body"/>
      <text:h text:style-name="Heading_20_4" text:outline-level="4">Week 4: The Cardiovascular System (Mar 18 - Mar 25) (Exam 1 available Mar 18th - due Mar 25)</text:h>
      <text:p text:style-name="Text_20_body"/>
      <text:list xml:id="list1862451844016313212" text:style-name="L4">
        <text:list-item>
          <text:p text:style-name="P14">Cardiovascular System- Heart Electrical Activity </text:p>
        </text:list-item>
        <text:list-item>
          <text:p text:style-name="P14">Cardiovascular System- Heart As A Pump </text:p>
        </text:list-item>
        <text:list-item>
          <text:p text:style-name="P14">Cardiovascular System- Cardiac Performance </text:p>
        </text:list-item>
        <text:list-item>
          <text:p text:style-name="P14">Cardiovascular System- Circulatory System: Pressure, Volume &amp; Flow </text:p>
        </text:list-item>
        <text:list-item>
          <text:p text:style-name="P4">Cardiovascular System- Reflex Control: Sensors &amp; Effectors </text:p>
        </text:list-item>
      </text:list>
      <text:p text:style-name="Text_20_body"/>
      <text:h text:style-name="Heading_20_4" text:outline-level="4"><text:soft-page-break/>Week 5: The Respiratory System (Mar 25 - Apr 1)</text:h>
      <text:p text:style-name="Text_20_body"/>
      <text:list xml:id="list4990653541183526715" text:style-name="L5">
        <text:list-item>
          <text:p text:style-name="P15">Respiratory System- Anatomy &amp; Mechanics </text:p>
        </text:list-item>
        <text:list-item>
          <text:p text:style-name="P15">Respiratory System- Lung Volumes &amp; Compliance </text:p>
        </text:list-item>
        <text:list-item>
          <text:p text:style-name="P15">Respiratory System- Pressure Changes &amp; Resistance </text:p>
        </text:list-item>
        <text:list-item>
          <text:p text:style-name="P15">Respiratory System- Pulmonary Function Tests &amp; Alveolar Ventilation </text:p>
        </text:list-item>
        <text:list-item>
          <text:p text:style-name="P15">Respiratory System- O2 Transport </text:p>
        </text:list-item>
        <text:list-item>
          <text:p text:style-name="P15">Respiratory System- CO2 Transport &amp; V/Q Mismatch </text:p>
        </text:list-item>
        <text:list-item>
          <text:p text:style-name="P15">Respiratory System- Regulation of Breathing </text:p>
        </text:list-item>
        <text:list-item>
          <text:p text:style-name="P5">Respiratory System- Respiratory System- Exercise &amp; Hypoxia </text:p>
        </text:list-item>
      </text:list>
      <text:p text:style-name="Text_20_body"/>
      <text:h text:style-name="Heading_20_4" text:outline-level="4">Week 6: The Endocrine System (Apr 1- Apr 8) </text:h>
      <text:p text:style-name="Text_20_body"/>
      <text:list xml:id="list5793946477425636469" text:style-name="L6">
        <text:list-item>
          <text:p text:style-name="P16">H-P Axis- Hypothalamus-Anterior Pituitary Axis- GH </text:p>
        </text:list-item>
        <text:list-item>
          <text:p text:style-name="P16">H-P Axis- Hypothalamus-Posterior Pituitary Axis </text:p>
        </text:list-item>
        <text:list-item>
          <text:p text:style-name="P16">H-P-Thyroid- H-P axis </text:p>
        </text:list-item>
        <text:list-item>
          <text:p text:style-name="P6">H-P- Adrenal- H-P axis </text:p>
        </text:list-item>
      </text:list>
      <text:p text:style-name="Text_20_body"/>
      <text:h text:style-name="Heading_20_4" text:outline-level="4">Week 7: The Reproductive System and Fuel Homeostasis (Apr 8- Apr 15) (Exam 2 available Apr 8 - due Apr 15 )</text:h>
      <text:p text:style-name="Text_20_body"/>
      <text:list xml:id="list5234249556283436236" text:style-name="L7">
        <text:list-item>
          <text:p text:style-name="P17">H-P-Gonad- H-P-Gonad Axis (concepts &amp; male) </text:p>
        </text:list-item>
        <text:list-item>
          <text:p text:style-name="P17">H-P-Gonad- Male Reproductive System </text:p>
        </text:list-item>
        <text:list-item>
          <text:p text:style-name="P17">H-P-Gonad- H-P-Gonad Axis (female cycle) </text:p>
        </text:list-item>
        <text:list-item>
          <text:p text:style-name="P17">H-P-Gonad- Estrogen &amp; Progesterone Effects on Target Organs </text:p>
        </text:list-item>
        <text:list-item>
          <text:p text:style-name="P17">Fuel Homeostasis- Fed State &amp; Insulin </text:p>
        </text:list-item>
        <text:list-item>
          <text:p text:style-name="P7">Fuel Homeostasis- Fasted State &amp; Glucagon </text:p>
        </text:list-item>
      </text:list>
      <text:p text:style-name="Text_20_body"/>
      <text:h text:style-name="Heading_20_4" text:outline-level="4">Week 8: The Gastrointestinal (GI) System (Apr 15- Apr 22)</text:h>
      <text:p text:style-name="Text_20_body"/>
      <text:list xml:id="list5678616320242478855" text:style-name="L8">
        <text:list-item>
          <text:p text:style-name="P18">Gastrointestinal System - General Structure &amp; Function </text:p>
        </text:list-item>
        <text:list-item>
          <text:p text:style-name="P18">Gastrointestinal System - Regulation of Acid Secretion </text:p>
        </text:list-item>
        <text:list-item>
          <text:p text:style-name="P18">Gastrointestinal System - Digestion &amp; Absorption </text:p>
        </text:list-item>
        <text:list-item>
          <text:p text:style-name="P18">Gastrointestinal System - Fluid Balance </text:p>
        </text:list-item>
        <text:list-item>
          <text:p text:style-name="P18">Gastrointestinal System - Motility </text:p>
        </text:list-item>
        <text:list-item>
          <text:p text:style-name="P8">Gastrointestinal System - Disorders </text:p>
        </text:list-item>
      </text:list>
      <text:p text:style-name="Text_20_body"/>
      <text:h text:style-name="Heading_20_4" text:outline-level="4">Week 9: The Urinary System (Apr 22- Apr 29)</text:h>
      <text:p text:style-name="Text_20_body"/>
      <text:list xml:id="list3658593324576259643" text:style-name="L9">
        <text:list-item>
          <text:p text:style-name="P19"><text:soft-page-break/>Urinary System- General Structure &amp; Function </text:p>
        </text:list-item>
        <text:list-item>
          <text:p text:style-name="P19">Urinary System- Filtration &amp; GFR Regulation </text:p>
        </text:list-item>
        <text:list-item>
          <text:p text:style-name="P19">Urinary System- Reabsorption </text:p>
        </text:list-item>
        <text:list-item>
          <text:p text:style-name="P19">Urinary System- Secretion &amp; Clearance </text:p>
        </text:list-item>
        <text:list-item>
          <text:p text:style-name="P19">Urinary System- Fluid &amp; Electrolyte Balance </text:p>
        </text:list-item>
        <text:list-item>
          <text:p text:style-name="P9">Urinary System- Regulation of Fluid &amp; Electrolyte Balance </text:p>
        </text:list-item>
      </text:list>
      <text:p text:style-name="Text_20_body"/>
      <text:h text:style-name="Heading_20_4" text:outline-level="4">Week 10: Acid-Base Balance (Apr 29- May 6) </text:h>
      <text:p text:style-name="Text_20_body"/>
      <text:list xml:id="list8864900224017327254" text:style-name="L10">
        <text:list-item>
          <text:p text:style-name="P20">Acid-base- General Concepts &amp; Mass Balance </text:p>
        </text:list-item>
        <text:list-item>
          <text:p text:style-name="P20">Acid-base- Renal Tubule Function </text:p>
        </text:list-item>
        <text:list-item>
          <text:p text:style-name="P10">Acid-base- Analysis of Acid- Base Disturbances </text:p>
        </text:list-item>
      </text:list>
      <text:p text:style-name="Text_20_body"/>
      <text:h text:style-name="Heading_20_4" text:outline-level="4">Week 11: Exam 3 and Course End (May 3 - May 13 )(Exam 3 available May 6 - due May 13 )</text:h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2:24:16.06</meta:creation-date>
    <meta:document-statistic meta:table-count="0" meta:image-count="0" meta:object-count="0" meta:page-count="3" meta:paragraph-count="71" meta:word-count="527" meta:character-count="3316"/>
    <dc:date>2013-02-27T12:24:42.55</dc:date>
    <meta:editing-duration>PT26S</meta:editing-duration>
    <meta:editing-cycles>1</meta:editing-cycles>
    <meta:generator>OpenOffice.org/3.4$Win32 OpenOffice.org_project/340m1$Build-9590</meta:generator>
  </office:meta>
</office:document-meta>
</file>